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20402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96" calcext:value-type="float">
            <text:p>88.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402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056" calcext:value-type="float">
            <text:p>88.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402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0472" calcext:value-type="float">
            <text:p>91.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402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5232" calcext:value-type="float">
            <text:p>90.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402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896" calcext:value-type="float">
            <text:p>90.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402</text:p>
          </table:table-cell>
          <table:table-cell office:value-type="string" calcext:value-type="string">
            <text:p>201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656" calcext:value-type="float">
            <text:p>90.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402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608" calcext:value-type="float">
            <text:p>90.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402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704" calcext:value-type="float">
            <text:p>90.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402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224" calcext:value-type="float">
            <text:p>90.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402</text:p>
          </table:table-cell>
          <table:table-cell office:value-type="string" calcext:value-type="string">
            <text:p>201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928" calcext:value-type="float">
            <text:p>89.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402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176" calcext:value-type="float">
            <text:p>90.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402</text:p>
          </table:table-cell>
          <table:table-cell office:value-type="string" calcext:value-type="string">
            <text:p>201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402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402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4" calcext:value-type="float">
            <text:p>89.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402</text:p>
          </table:table-cell>
          <table:table-cell office:value-type="string" calcext:value-type="string">
            <text:p>200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016" calcext:value-type="float">
            <text:p>88.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402</text:p>
          </table:table-cell>
          <table:table-cell office:value-type="string" calcext:value-type="string">
            <text:p>200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352" calcext:value-type="float">
            <text:p>89.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402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016" calcext:value-type="float">
            <text:p>88.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402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402</text:p>
          </table:table-cell>
          <table:table-cell office:value-type="string" calcext:value-type="string">
            <text:p>200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616" calcext:value-type="float">
            <text:p>87.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402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52" calcext:value-type="float">
            <text:p>87.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402</text:p>
          </table:table-cell>
          <table:table-cell office:value-type="string" calcext:value-type="string">
            <text:p>200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568" calcext:value-type="float">
            <text:p>87.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402</text:p>
          </table:table-cell>
          <table:table-cell office:value-type="string" calcext:value-type="string">
            <text:p>200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616" calcext:value-type="float">
            <text:p>87.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402</text:p>
          </table:table-cell>
          <table:table-cell office:value-type="string" calcext:value-type="string">
            <text:p>200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376" calcext:value-type="float">
            <text:p>87.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402</text:p>
          </table:table-cell>
          <table:table-cell office:value-type="string" calcext:value-type="string">
            <text:p>200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472" calcext:value-type="float">
            <text:p>87.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402</text:p>
          </table:table-cell>
          <table:table-cell office:value-type="string" calcext:value-type="string">
            <text:p>199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088" calcext:value-type="float">
            <text:p>87.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402</text:p>
          </table:table-cell>
          <table:table-cell office:value-type="string" calcext:value-type="string">
            <text:p>199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848" calcext:value-type="float">
            <text:p>86.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402</text:p>
          </table:table-cell>
          <table:table-cell office:value-type="string" calcext:value-type="string">
            <text:p>199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1984" calcext:value-type="float">
            <text:p>87.5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402</text:p>
          </table:table-cell>
          <table:table-cell office:value-type="string" calcext:value-type="string">
            <text:p>197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4056" calcext:value-type="float">
            <text:p>86.5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0402</text:p>
          </table:table-cell>
          <table:table-cell office:value-type="string" calcext:value-type="string">
            <text:p>196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96" calcext:value-type="float">
            <text:p>92.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